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Why are two objects triggered? We are adding two primary triggers yes, but from two different layers… also why is only one object spinning if we are updating layerID after cloning a whole layer?</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text:s/><text:soft-page-break/>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soft-page-break/>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20T17:28:00Z</dc:date>
    <meta:template xlink:href="Normal.dotm" xlink:type="simple"/>
    <meta:editing-cycles>500</meta:editing-cycles>
    <meta:editing-duration>PT601320S</meta:editing-duration>
    <meta:document-statistic meta:page-count="5" meta:paragraph-count="22" meta:word-count="1695" meta:character-count="11335" meta:row-count="80" meta:non-whitespace-character-count="9662"/>
  </office:meta>
</office:document-meta>
</file>